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1584DF60A5.png" manifest:media-type="image/png"/>
  <manifest:file-entry manifest:full-path="Pictures/10000000000004B0000002801241CD02.jpg" manifest:media-type="image/jpeg"/>
  <manifest:file-entry manifest:full-path="Pictures/1000000000000103000000C2ACE8614E.jpg" manifest:media-type="image/jpeg"/>
  <manifest:file-entry manifest:full-path="Pictures/10000000000003C00000015E114D976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4.081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6.121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381cm" loext:decorative="false"/>
      <style:paragraph-properties style:writing-mode="lr-tb"/>
    </style:style>
    <style:style style:name="pr6" style:family="presentation" style:parent-style-name="Default-title">
      <style:graphic-properties draw:textarea-vertical-align="top" draw:auto-grow-height="true" fo:min-height="10.295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47cm" loext:decorative="false"/>
      <style:paragraph-properties style:writing-mode="lr-tb"/>
    </style:style>
    <style:style style:name="pr8" style:family="presentation" style:parent-style-name="Default-title">
      <style:graphic-properties draw:textarea-vertical-align="top" draw:auto-grow-height="true" fo:min-height="6.52cm" loext:decorative="false"/>
      <style:paragraph-properties style:writing-mode="lr-tb"/>
    </style:style>
    <style:style style:name="P1" style:family="paragraph">
      <style:text-properties fo:color="#158466" loext:opacity="100%"/>
    </style:style>
    <style:style style:name="P2" style:family="paragraph">
      <style:text-properties fo:color="#158466" loext:opacity="100%"/>
    </style:style>
    <style:style style:name="P3" style:family="paragraph">
      <loext:graphic-properties draw:fill-color="#ffffff"/>
    </style:style>
    <style:style style:name="P4" style:family="paragraph">
      <style:text-properties fo:color="#f6f9d4" loext:opacity="100%"/>
    </style:style>
    <style:style style:name="P5" style:family="paragraph">
      <style:text-properties fo:color="#f6f9d4" loext:opacity="100%"/>
    </style:style>
    <style:style style:name="P6" style:family="paragraph">
      <style:paragraph-properties fo:text-align="start"/>
      <style:text-properties fo:color="#f6f9d4" loext:opacity="100%"/>
    </style:style>
    <style:style style:name="P7" style:family="paragraph">
      <style:paragraph-properties fo:text-align="start"/>
      <style:text-properties fo:color="#f6f9d4" loext:opacity="100%"/>
    </style:style>
    <style:style style:name="P8" style:family="paragraph">
      <style:paragraph-properties fo:text-align="end"/>
      <style:text-properties fo:color="#f6f9d4" loext:opacity="100%" fo:font-size="32pt" style:font-size-asian="32pt" style:font-size-complex="32pt"/>
    </style:style>
    <style:style style:name="P9" style:family="paragraph">
      <style:paragraph-properties fo:text-align="end"/>
      <style:text-properties fo:color="#f6f9d4" loext:opacity="100%" fo:font-size="32pt" style:font-size-asian="32pt" style:font-size-complex="32pt"/>
    </style:style>
    <style:style style:name="P10" style:family="paragraph">
      <style:paragraph-properties fo:text-align="center"/>
      <style:text-properties fo:color="#f6f9d4" loext:opacity="100%"/>
    </style:style>
    <style:style style:name="P11" style:family="paragraph">
      <style:paragraph-properties fo:text-align="center"/>
      <style:text-properties fo:color="#f6f9d4" loext:opacity="100%" fo:font-size="54pt" style:font-size-asian="54pt" style:font-size-complex="54pt"/>
    </style:style>
    <style:style style:name="P12" style:family="paragraph">
      <style:paragraph-properties fo:text-align="center"/>
      <style:text-properties fo:color="#f6f9d4" loext:opacity="100%" fo:font-size="40pt" style:font-size-asian="40pt" style:font-size-complex="40pt"/>
    </style:style>
    <style:style style:name="P13" style:family="paragraph">
      <style:paragraph-properties fo:text-align="center"/>
      <style:text-properties fo:color="#f6f9d4" loext:opacity="100%" fo:font-size="40pt" style:font-size-asian="40pt" style:font-size-complex="4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color="#ffbf00" loext:opacity="100%" fo:font-size="40pt" style:font-size-asian="40pt" style:font-size-complex="40pt"/>
    </style:style>
    <style:style style:name="P16" style:family="paragraph">
      <style:paragraph-properties fo:text-align="center"/>
      <style:text-properties fo:color="#ffbf00" loext:opacity="100%" fo:font-size="40pt" style:font-size-asian="40pt" style:font-size-complex="40pt"/>
    </style:style>
    <style:style style:name="P17" style:family="paragraph">
      <style:paragraph-properties fo:text-align="end"/>
      <style:text-properties fo:color="#f6f9d4" loext:opacity="100%" fo:font-size="40pt" style:font-size-asian="40pt" style:font-size-complex="40pt"/>
    </style:style>
    <style:style style:name="P18" style:family="paragraph">
      <style:paragraph-properties fo:text-align="end"/>
      <style:text-properties fo:color="#f6f9d4" loext:opacity="100%" fo:font-size="40pt" style:font-size-asian="40pt" style:font-size-complex="40pt"/>
    </style:style>
    <style:style style:name="T1" style:family="text">
      <style:text-properties fo:color="#158466" loext:opacity="100%"/>
    </style:style>
    <style:style style:name="T2" style:family="text">
      <style:text-properties fo:color="#f6f9d4" loext:opacity="100%"/>
    </style:style>
    <style:style style:name="T3" style:family="text">
      <style:text-properties fo:color="#f6f9d4" loext:opacity="100%" fo:font-size="32pt" style:font-size-asian="32pt" style:font-size-complex="32pt"/>
    </style:style>
    <style:style style:name="T4" style:family="text">
      <style:text-properties fo:color="#f6f9d4" loext:opacity="100%" fo:font-size="40pt" style:font-size-asian="40pt" style:font-size-complex="40pt"/>
    </style:style>
    <style:style style:name="T5" style:family="text">
      <style:text-properties fo:color="#ffbf00" loext:opacity="100%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4cm" svg:height="2.629cm" svg:x="1.27cm" svg:y="5.715cm" presentation:class="title" presentation:user-transformed="true">
          <draw:text-box>
            <text:p text:style-name="P1"><text:span text:style-name="T1">ครอบครัวที่ถวายเกียรติพระเจ้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text-style-name="P5" draw:layer="layout" svg:width="25.4cm" svg:height="2.629cm" svg:x="1.335cm" svg:y="5.626cm" presentation:class="title" presentation:user-transformed="true">
          <draw:text-box>
            <text:p text:style-name="P4"><text:span text:style-name="T2">รู้จักพระเจ้า เพื่อให้พระเจ้าเป็นที่รู้จัก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" draw:text-style-name="P5" draw:layer="layout" svg:width="25.4cm" svg:height="2.629cm" svg:x="1.335cm" svg:y="5.626cm" presentation:class="title" presentation:user-transformed="true">
          <draw:text-box>
            <text:p text:style-name="P4"><text:span text:style-name="T2">3 </text:span><text:span text:style-name="T2">ด้านที่คะแนนต่ำสุดในครอบครัว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text-style-name="P5" draw:layer="layout" svg:width="25.4cm" svg:height="2.629cm" svg:x="1.335cm" svg:y="5.626cm" presentation:class="title" presentation:user-transformed="true">
          <draw:text-box>
            <text:p text:style-name="P4"><text:span text:style-name="T2">1. </text:span><text:span text:style-name="T2">การแสดงความเอาใจใส่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3" draw:text-style-name="P7" draw:layer="layout" svg:width="20.255cm" svg:height="4.081cm" svg:x="5.435cm" svg:y="4.9cm" presentation:class="title" presentation:user-transformed="true">
          <draw:text-box>
            <text:p text:style-name="P6"><text:span text:style-name="T2">1. </text:span><text:span text:style-name="T2">การแสดงความเอาใจใส่</text:span><text:span text:style-name="T2"><text:line-break/></text:span><text:span text:style-name="T2">2. </text:span><text:span text:style-name="T2">การสื่อสารอย่างมีคุณภาพ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4" draw:text-style-name="P7" draw:layer="layout" svg:width="19.62cm" svg:height="6.121cm" svg:x="5.435cm" svg:y="3.88cm" presentation:class="title" presentation:user-transformed="true">
          <draw:text-box>
            <text:p text:style-name="P6"><text:span text:style-name="T2">1. </text:span><text:span text:style-name="T2">การแสดงความเอาใจใส่</text:span><text:span text:style-name="T2"><text:line-break/></text:span><text:span text:style-name="T2">2. </text:span><text:span text:style-name="T2">การสื่อสารอย่างมีคุณภาพ</text:span><text:span text:style-name="T2"><text:line-break/></text:span><text:span text:style-name="T2">3. </text:span><text:span text:style-name="T2">ปัญหาเศรษฐกิจ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>
        <draw:frame presentation:style-name="pr5" draw:text-style-name="P9" draw:layer="layout" svg:width="7.91cm" svg:height="2.381cm" svg:x="18.75cm" svg:y="12.065cm" presentation:class="title" presentation:user-transformed="true">
          <draw:text-box>
            <text:p text:style-name="P8"><text:span text:style-name="T3">(</text:span><text:span text:style-name="T3">โยชูวา </text:span><text:span text:style-name="T3">24:15)</text:span></text:p>
          </draw:text-box>
        </draw:frame>
        <draw:frame presentation:style-name="pr6" draw:text-style-name="P11" draw:layer="layout" svg:width="26.035cm" svg:height="10.295cm" svg:x="1.17cm" svg:y="1.735cm" presentation:class="title" presentation:user-transformed="true">
          <draw:text-box>
            <text:p text:style-name="P10"><text:span text:style-name="T3">และถ้าพวกท่านไม่เห็นด้วยที่จะปรนนิบัติพระยาห์เวห์ </text:span></text:p>
            <text:p text:style-name="P10"><text:span text:style-name="T3">ท่านก็จงเลือกเสียในวันนี้ว่าท่านจะปรนนิบัติใคร </text:span></text:p>
            <text:p text:style-name="P10"><text:span text:style-name="T3">จะปรนนิบัติบรรดาพระซึ่งบรรพบุรุษของท่านปรนนิบัติอยู่ในท้องถิ่นฟากตะวันออกของแม่น้ำ </text:span></text:p>
            <text:p text:style-name="P10"><text:span text:style-name="T3">หรือบรรดาพระของคนอาโมไรต์ในแผ่นดินซึ่งท่านอาศัยอยู่ </text:span></text:p>
            <text:p text:style-name="P10"><text:span text:style-name="T3">แต่ส่วนข้าพเจ้าและครอบครัวของข้าพเจ้า </text:span></text:p>
            <text:p text:style-name="P10"><text:span text:style-name="T3">เราจะปรนนิบัติพระยาห์เวห์”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1T0">
        <draw:frame presentation:style-name="pr4" draw:text-style-name="P13" draw:layer="layout" svg:width="25.4cm" svg:height="6.121cm" svg:x="1.27cm" svg:y="3.88cm" presentation:class="title" presentation:user-transformed="true">
          <draw:text-box>
            <text:p text:style-name="P12"><text:span text:style-name="T4">ประเด็นที่ </text:span><text:span text:style-name="T4">1 </text:span><text:span text:style-name="T4">โยชูวานำครอบครัวในทางพระเจ้า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presentation:presentation-page-layout-name="AL1T0">
        <draw:frame presentation:style-name="pr4" draw:text-style-name="P13" draw:layer="layout" svg:width="25.4cm" svg:height="6.121cm" svg:x="1.27cm" svg:y="3.88cm" presentation:class="title" presentation:user-transformed="true">
          <draw:text-box>
            <text:p text:style-name="P12"><text:span text:style-name="T4">คำสอนและทัศนคติที่สำคัญต่อครอบครัว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1T0">
        <draw:frame presentation:style-name="pr7" draw:text-style-name="P16" draw:layer="layout" svg:width="25.4cm" svg:height="2.47cm" svg:x="1.27cm" svg:y="1.38cm" presentation:class="title" presentation:user-transformed="true">
          <draw:text-box>
            <text:p text:style-name="P15"><text:span text:style-name="T5">- </text:span><text:span text:style-name="T5">ลูกเป็นของขวัญของพระเจ้า</text:span></text:p>
          </draw:text-box>
        </draw:frame>
        <draw:frame presentation:style-name="pr7" draw:text-style-name="P13" draw:layer="layout" svg:width="25.4cm" svg:height="3.677cm" svg:x="1.27cm" svg:y="5.677cm" presentation:class="title" presentation:user-transformed="true">
          <draw:text-box>
            <text:p text:style-name="P12"><text:span text:style-name="T4">นี่แน่ะ บุตรทั้งหลายเป็นมรดกจากพระยาห์เวห์</text:span></text:p>
            <text:p text:style-name="P12"><text:span text:style-name="T4">ผลิตผลของครรภ์เป็นรางวัล </text:span></text:p>
          </draw:text-box>
        </draw:frame>
        <draw:frame presentation:style-name="pr7" draw:text-style-name="P18" draw:layer="layout" svg:width="25.4cm" svg:height="2.47cm" svg:x="1.27cm" svg:y="10.769cm" presentation:class="title" presentation:user-transformed="true">
          <draw:text-box>
            <text:p text:style-name="P17"><text:span text:style-name="T4"><text:s/></text:span><text:span text:style-name="T3">(</text:span><text:span text:style-name="T3">สดุดี </text:span><text:span text:style-name="T3">127:3)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1T0">
        <draw:frame presentation:style-name="pr7" draw:text-style-name="P16" draw:layer="layout" svg:width="25.4cm" svg:height="2.47cm" svg:x="1.27cm" svg:y="1.38cm" presentation:class="title" presentation:user-transformed="true">
          <draw:text-box>
            <text:p text:style-name="P15"><text:span text:style-name="T6">- </text:span><text:span text:style-name="T6">พ่อแม่ต้องรับผิดชอบในการดูแลสั่งสอนลูก</text:span></text:p>
          </draw:text-box>
        </draw:frame>
        <draw:frame presentation:style-name="pr7" draw:text-style-name="P13" draw:layer="layout" svg:width="25.4cm" svg:height="3.677cm" svg:x="1.27cm" svg:y="5.677cm" presentation:class="title" presentation:user-transformed="true">
          <draw:text-box>
            <text:p text:style-name="P12"><text:span text:style-name="T4">จงฝึกเด็กในทางที่เขาควรจะเดินไป</text:span></text:p>
            <text:p text:style-name="P12"><text:span text:style-name="T4">และเมื่อเขาเติบใหญ่ เขาจะไม่พรากจากทางนั้น</text:span></text:p>
          </draw:text-box>
        </draw:frame>
        <draw:frame presentation:style-name="pr7" draw:text-style-name="P18" draw:layer="layout" svg:width="25.4cm" svg:height="2.47cm" svg:x="1.27cm" svg:y="10.769cm" presentation:class="title" presentation:user-transformed="true">
          <draw:text-box>
            <text:p text:style-name="P17"><text:span text:style-name="T4">(</text:span><text:span text:style-name="T4">สุภาษิต </text:span><text:span text:style-name="T4">22:6)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1T0">
        <draw:frame presentation:style-name="pr7" draw:text-style-name="P16" draw:layer="layout" svg:width="25.4cm" svg:height="2.47cm" svg:x="1.27cm" svg:y="1.38cm" presentation:class="title" presentation:user-transformed="true">
          <draw:text-box>
            <text:p text:style-name="P15"><text:span text:style-name="T6">- </text:span><text:span text:style-name="T6">พ่อแม่ต้องสั่งสอนลูกด้วยวิธีที่เหมาะสม </text:span></text:p>
          </draw:text-box>
        </draw:frame>
        <draw:frame presentation:style-name="pr7" draw:text-style-name="P13" draw:layer="layout" svg:width="25.4cm" svg:height="7.353cm" svg:x="1.27cm" svg:y="4.039cm" presentation:class="title" presentation:user-transformed="true">
          <draw:text-box>
            <text:p text:style-name="P12"><text:span text:style-name="T4">ส่วนท่านทั้งหลายที่เป็นบิดา </text:span></text:p>
            <text:p text:style-name="P12"><text:span text:style-name="T4">อย่ายั่วบุตรของท่านให้เกิดโทสะ </text:span></text:p>
            <text:p text:style-name="P12"><text:span text:style-name="T4">แต่จงเลี้ยงดูพวกเขาด้วยการสั่งสอน</text:span></text:p>
            <text:p text:style-name="P12"><text:span text:style-name="T4">และการเตือนสติตามหลักขององค์พระผู้เป็นเจ้า</text:span></text:p>
          </draw:text-box>
        </draw:frame>
        <draw:frame presentation:style-name="pr7" draw:text-style-name="P18" draw:layer="layout" svg:width="25.4cm" svg:height="2.47cm" svg:x="1.27cm" svg:y="11.969cm" presentation:class="title" presentation:user-transformed="true">
          <draw:text-box>
            <text:p text:style-name="P17"><text:span text:style-name="T4">(</text:span><text:span text:style-name="T4">เอเฟซัส </text:span><text:span text:style-name="T4">6:4)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 presentation:presentation-page-layout-name="AL1T0">
        <draw:frame presentation:style-name="pr7" draw:text-style-name="P16" draw:layer="layout" svg:width="25.4cm" svg:height="3.689cm" svg:x="1.27cm" svg:y="3.271cm" presentation:class="title" presentation:user-transformed="true">
          <draw:text-box>
            <text:p text:style-name="P15"><text:span text:style-name="T5">- </text:span><text:span text:style-name="T5">ความเป็นผู้นำในครอบครัวเป็นผู้นำ</text:span><text:span text:style-name="T5"><text:line-break/></text:span><text:span text:style-name="T5">แบบผู้รับใช้ 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1T0">
        <draw:frame presentation:style-name="pr4" draw:text-style-name="P13" draw:layer="layout" svg:width="25.4cm" svg:height="6.121cm" svg:x="1.27cm" svg:y="3.88cm" presentation:class="title" presentation:user-transformed="true">
          <draw:text-box>
            <text:p text:style-name="P12"><text:span text:style-name="T4">ประเด็นที่ </text:span><text:span text:style-name="T4">2 </text:span><text:span text:style-name="T4">โยชูวาดีทั้งในและนอกบ้าน</text:span><text:span text:style-name="T4"><text:line-break/></text:span><text:span text:style-name="T4"/></text:p>
          </draw:text-box>
        </draw:frame>
        <presentation:notes draw:style-name="dp4">
          <draw:page-thumbnail draw:style-name="gr1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>
        <draw:frame presentation:style-name="pr5" draw:text-style-name="P9" draw:layer="layout" svg:width="7.91cm" svg:height="2.381cm" svg:x="18.75cm" svg:y="11.465cm" presentation:class="title" presentation:user-transformed="true">
          <draw:text-box>
            <text:p text:style-name="P8"><text:span text:style-name="T3">(</text:span><text:span text:style-name="T3">โยชูวา </text:span><text:span text:style-name="T3">24:31)</text:span></text:p>
          </draw:text-box>
        </draw:frame>
        <draw:frame presentation:style-name="pr8" draw:text-style-name="P11" draw:layer="layout" svg:width="26.035cm" svg:height="6.52cm" svg:x="1.17cm" svg:y="4.035cm" presentation:class="title" presentation:user-transformed="true">
          <draw:text-box>
            <text:p text:style-name="P10"><text:span text:style-name="T3">คนอิสราเอลได้ปรนนิบัติพระยาห์เวห์ตลอดสมัยของโยชูวา และตลอดสมัยของพวกผู้ใหญ่ผู้มีอายุยืนกว่าโยชูวา ผู้ได้ทราบถึงบรรดาพระราชกิจซึ่งพระยาห์เวห์ทรงกระทำเพื่ออิสราเอล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3C00000015E114D9768.jpg" xlink:type="simple" xlink:show="embed" xlink:actuate="onLoad"/>
    <draw:fill-image draw:name="Bitmap_20_2" draw:display-name="Bitmap 2" xlink:href="Pictures/1000000000000103000000C2ACE8614E.jpg" xlink:type="simple" xlink:show="embed" xlink:actuate="onLoad"/>
    <draw:fill-image draw:name="Bitmap_20_3" draw:display-name="Bitmap 3" xlink:href="Pictures/10000000000004B0000002801241CD02.jpg" xlink:type="simple" xlink:show="embed" xlink:actuate="onLoad"/>
    <draw:fill-image draw:name="background" xlink:href="Pictures/10000000000003200000021584DF60A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21:25:10.660563027</meta:creation-date>
    <dc:date>2024-11-09T22:33:55.714295159</dc:date>
    <meta:editing-duration>PT3M19S</meta:editing-duration>
    <meta:editing-cycles>1</meta:editing-cycles>
    <meta:document-statistic meta:object-count="74"/>
    <meta:generator>LibreOffice/24.8.2.1$Linux_X86_64 LibreOffice_project/480$Build-1</meta:generator>
  </office:meta>
</office:document-meta>
</file>